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style>
    <style:style style:name="P29" style:family="paragraph" style:parent-style-name="Text_20_body_20_indent">
      <style:text-properties fo:font-size="12pt" style:font-size-asian="12pt" style:font-size-complex="12pt"/>
    </style:style>
    <style:style style:name="P30" style:family="paragraph" style:parent-style-name="Text_20_body_20_indent">
      <style:text-properties fo:font-weight="bold"/>
    </style:style>
    <style:style style:name="P31" style:family="paragraph" style:parent-style-name="Text_20_body_20_indent">
      <style:text-properties fo:font-weight="bold" style:font-weight-asian="bold" style:font-weight-complex="bold"/>
    </style:style>
    <style:style style:name="P32" style:family="paragraph" style:parent-style-name="Text_20_body_20_indent">
      <style:text-properties style:font-name="Times New Roman1" fo:font-size="12pt" fo:font-weight="bold" style:font-size-asian="12pt" style:font-size-complex="12pt"/>
    </style:style>
    <style:style style:name="P33" style:family="paragraph" style:parent-style-name="Text_20_body_20_indent">
      <style:text-properties fo:color="#000000" style:font-name="Times New Roman2"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
      <style:paragraph-properties fo:margin-left="0.6492in" fo:margin-right="0in" fo:text-indent="-0.2201in" style:auto-text-indent="false"/>
    </style:style>
    <style:style style:name="P46" style:family="paragraph" style:parent-style-name="Code_20_Indented">
      <style:paragraph-properties fo:margin-left="0.25in" fo:margin-right="0in" fo:text-indent="0in" style:auto-text-indent="false"/>
    </style:style>
    <style:style style:name="P47" style:family="paragraph" style:parent-style-name="Code_20_Indented">
      <style:paragraph-properties fo:margin-left="0.25in" fo:margin-right="0in" fo:text-indent="0in" style:auto-text-indent="false"/>
      <style:text-properties fo:color="#ff0000"/>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Contents_20_2">
      <style:paragraph-properties>
        <style:tab-stops>
          <style:tab-stop style:position="6.7335in" style:type="right" style:leader-style="dotted" style:leader-text="."/>
        </style:tab-stops>
      </style:paragraph-properties>
    </style:style>
    <style:style style:name="P50" style:family="paragraph" style:parent-style-name="Contents_20_3">
      <style:paragraph-properties>
        <style:tab-stops>
          <style:tab-stop style:position="6.5665in" style:type="right" style:leader-style="dotted" style:leader-text="."/>
        </style:tab-stops>
      </style:paragraph-properties>
    </style:style>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Text_20_body" style:list-style-name="L3"/>
    <style:style style:name="P53" style:family="paragraph" style:parent-style-name="Text_20_body" style:list-style-name="L4">
      <style:text-properties fo:color="#ff0000"/>
    </style:style>
    <style:style style:name="P54" style:family="paragraph" style:parent-style-name="Text_20_body" style:list-style-name="L5">
      <style:text-properties fo:color="#ff0000"/>
    </style:style>
    <style:style style:name="P55" style:family="paragraph" style:parent-style-name="Text_20_body" style:list-style-name="L6">
      <style:text-properties fo:color="#ff0000"/>
    </style:style>
    <style:style style:name="P56" style:family="paragraph" style:parent-style-name="Text_20_body" style:list-style-name="L7"/>
    <style:style style:name="P57" style:family="paragraph" style:parent-style-name="Standard" style:list-style-name="L2"/>
    <style:style style:name="P58" style:family="paragraph" style:parent-style-name="Standard" style:list-style-name="L1"/>
    <style:style style:name="P59" style:family="paragraph" style:parent-style-name="Heading_20_1" style:list-style-name="L1"/>
    <style:style style:name="P60" style:family="paragraph" style:parent-style-name="Heading_20_2" style:list-style-name="L1"/>
    <style:style style:name="P61" style:family="paragraph" style:parent-style-name="Heading_20_2" style:list-style-name="L1">
      <style:text-properties fo:color="#ff0000"/>
    </style:style>
    <style:style style:name="P62" style:family="paragraph" style:parent-style-name="Heading_20_3" style:list-style-name="L1"/>
    <style:style style:name="P63" style:family="paragraph" style:parent-style-name="Heading_20_3" style:list-style-name="L1">
      <style:text-properties style:font-name="Arial1" fo:font-size="12pt"/>
    </style:style>
    <style:style style:name="P64" style:family="paragraph" style:parent-style-name="Heading_20_4" style:list-style-name="L1"/>
    <style:style style:name="P65" style:family="paragraph" style:parent-style-name="Heading_20_4" style:list-style-name="L1">
      <style:text-properties style:use-window-font-color="true"/>
    </style:style>
    <style:style style:name="P6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7" style:family="paragraph" style:parent-style-name="Text_20_body_20_indent">
      <style:text-properties fo:color="#ff0000"/>
    </style:style>
    <style:style style:name="P68" style:family="paragraph" style:parent-style-name="List_20_Number">
      <style:text-properties style:font-name="Times New Roman2" fo:font-size="12pt" fo:font-style="normal" fo:font-weight="normal"/>
    </style:style>
    <style:style style:name="P69" style:family="paragraph" style:parent-style-name="List_20_Number">
      <style:text-properties fo:color="#000000" style:font-name="Times New Roman2" style:font-name-asian="Courier New" style:font-size-asian="9pt" style:font-name-complex="Courier New" style:font-size-complex="9pt"/>
    </style:style>
    <style:style style:name="P70"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xCAT 2.0 Roadrunner Cookbook <text:s/></text:p>
      <text:p text:style-name="P22">5/6/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Release Description|outline" text:style-name="Internet_20_link" text:visited-style-name="Internet_20_link">1.0 Release Description</text:a><text:tab/>3</text:p>
          <text:p text:style-name="P48"><text:a xlink:type="simple" xlink:href="#2.Installing the Management Node|outline" text:style-name="Internet_20_link" text:visited-style-name="Internet_20_link">2.0 Installing the Management Node</text:a><text:tab/>3</text:p>
          <text:p text:style-name="P49"><text:a xlink:type="simple" xlink:href="#2.1.Download Fedora 8 and Create Repository|outline" text:style-name="Internet_20_link" text:visited-style-name="Internet_20_link">2.1 Download Fedora 8 and Create Repository</text:a><text:tab/>3</text:p>
          <text:p text:style-name="P49"><text:a xlink:type="simple" xlink:href="#2.2.Downloading and Installing  xCAT 2.0|outline" text:style-name="Internet_20_link" text:visited-style-name="Internet_20_link">2.2 Downloading and Installing <text:s/>xCAT 2.0</text:a><text:tab/>4</text:p>
          <text:p text:style-name="P50"><text:a xlink:type="simple" xlink:href="#2.2.1.If Your Management Node Has Internet Access:|outline" text:style-name="Internet_20_link" text:visited-style-name="Internet_20_link">2.2.1 If Your Management Node Has Internet Access:</text:a><text:tab/>4</text:p>
          <text:p text:style-name="P51"><text:a xlink:type="simple" xlink:href="#2.2.1.1.Download Repo Files|outline" text:style-name="Internet_20_link" text:visited-style-name="Internet_20_link">2.2.1.1 Download Repo Files</text:a><text:tab/>4</text:p>
          <text:p text:style-name="P51"><text:a xlink:type="simple" xlink:href="#1.1.1.1.Set Up Repo File for Fedora Site|outline" text:style-name="Internet_20_link" text:visited-style-name="Internet_20_link">1.1.1.1 Set Up Repo File for Fedora Site</text:a><text:tab/>4</text:p>
          <text:p text:style-name="P50"><text:a xlink:type="simple" xlink:href="#2.2.2.If Your Management Node Does Not Have Internet Access:|outline" text:style-name="Internet_20_link" text:visited-style-name="Internet_20_link">2.2.2 If Your Management Node Does Not Have Internet Access:</text:a><text:tab/>5</text:p>
          <text:p text:style-name="P51"><text:a xlink:type="simple" xlink:href="#2.2.2.1.Download xCAT2.0 and Its Dependencies|outline" text:style-name="Internet_20_link" text:visited-style-name="Internet_20_link">2.2.2.1 Download xCAT2.0 and Its Dependencies</text:a><text:tab/>5</text:p>
          <text:p text:style-name="P51"><text:a xlink:type="simple" xlink:href="#2.2.2.2.Get Fedora 8 OSS dependencies|outline" text:style-name="Internet_20_link" text:visited-style-name="Internet_20_link">2.2.2.2 Get Fedora 8 OSS dependencies</text:a><text:tab/>5</text:p>
          <text:p text:style-name="P51"><text:a xlink:type="simple" xlink:href="#2.2.2.3.Setup YUM repositories for xCAT and Dependencies|outline" text:style-name="Internet_20_link" text:visited-style-name="Internet_20_link">2.2.2.3 Setup YUM repositories for xCAT and Dependencies</text:a><text:tab/>6</text:p>
          <text:p text:style-name="P50"><text:a xlink:type="simple" xlink:href="#2.2.3.Install xCAT 2.0 software &amp; Its Dependencies|outline" text:style-name="Internet_20_link" text:visited-style-name="Internet_20_link">2.2.3 Install xCAT 2.0 software &amp; Its Dependencies</text:a><text:tab/>6</text:p>
          <text:p text:style-name="P50"><text:a xlink:type="simple" xlink:href="#2.2.4.Test xCAT installation|outline" text:style-name="Internet_20_link" text:visited-style-name="Internet_20_link">2.2.4 Test xCAT installation</text:a><text:tab/>6</text:p>
          <text:p text:style-name="P50"><text:a xlink:type="simple" xlink:href="#2.2.5.Update xCAT 2.0 software|outline" text:style-name="Internet_20_link" text:visited-style-name="Internet_20_link">2.2.5 Update xCAT 2.0 software</text:a><text:tab/>6</text:p>
          <text:p text:style-name="P50"><text:a xlink:type="simple" xlink:href="#2.2.6.Setup Yum for Fedora8 Node Installs |outline" text:style-name="Internet_20_link" text:visited-style-name="Internet_20_link">2.2.6 Setup Yum for Fedora8 Node Installs </text:a><text:tab/>6</text:p>
          <text:p text:style-name="P48"><text:a xlink:type="simple" xlink:href="#3.xCAT Hierarchy using Service nodes|outline" text:style-name="Internet_20_link" text:visited-style-name="Internet_20_link">3.0 xCAT Hierarchy using Service nodes</text:a><text:tab/>7</text:p>
          <text:p text:style-name="P49"><text:a xlink:type="simple" xlink:href="#3.1.Switching to  PostgreSQL Database|outline" text:style-name="Internet_20_link" text:visited-style-name="Internet_20_link">3.1 Switching to <text:s/>PostgreSQL Database</text:a><text:tab/>7</text:p>
          <text:p text:style-name="P49"><text:a xlink:type="simple" xlink:href="#3.2.Define the  service nodes in the database|outline" text:style-name="Internet_20_link" text:visited-style-name="Internet_20_link">3.2 Define the <text:s/>service nodes in the database</text:a><text:tab/>10</text:p>
          <text:p text:style-name="P50"><text:a xlink:type="simple" xlink:href="#3.2.1.Define Service Nodes and bmc  in nodelist table|outline" text:style-name="Internet_20_link" text:visited-style-name="Internet_20_link">3.2.1 Define Service Nodes and bmc <text:s/>in nodelist table</text:a><text:tab/>10</text:p>
          <text:p text:style-name="P50"><text:a xlink:type="simple" xlink:href="#3.2.2.Define  Service Nodes in noderes table|outline" text:style-name="Internet_20_link" text:visited-style-name="Internet_20_link">3.2.2 Define <text:s/>Service Nodes in noderes table</text:a><text:tab/>10</text:p>
          <text:p text:style-name="P50"><text:a xlink:type="simple" xlink:href="#3.2.3.Define Service Nodes in ipmi table|outline" text:style-name="Internet_20_link" text:visited-style-name="Internet_20_link">3.2.3 Define Service Nodes in ipmi table</text:a><text:tab/>10</text:p>
          <text:p text:style-name="P50"><text:a xlink:type="simple" xlink:href="#3.2.4.Define Service Nodes and bmc in nodehm table|outline" text:style-name="Internet_20_link" text:visited-style-name="Internet_20_link">3.2.4 Define Service Nodes and bmc in nodehm table</text:a><text:tab/>10</text:p>
          <text:p text:style-name="P50"><text:a xlink:type="simple" xlink:href="#3.2.5.Define Service Nodes and bmc in nodetype table|outline" text:style-name="Internet_20_link" text:visited-style-name="Internet_20_link">3.2.5 Define Service Nodes and bmc in nodetype table</text:a><text:tab/>10</text:p>
          <text:p text:style-name="P50"><text:a xlink:type="simple" xlink:href="#3.2.6.Set Necessary Attributes in site Table|outline" text:style-name="Internet_20_link" text:visited-style-name="Internet_20_link">3.2.6 Set Necessary Attributes in site Table</text:a><text:tab/>10</text:p>
          <text:p text:style-name="P50"><text:a xlink:type="simple" xlink:href="#3.2.7.Define Service Node OS and Profile attributes|outline" text:style-name="Internet_20_link" text:visited-style-name="Internet_20_link">3.2.7 Define Service Node OS and Profile attributes</text:a><text:tab/>11</text:p>
          <text:p text:style-name="P48"><text:a xlink:type="simple" xlink:href="#4.Setup Services |outline" text:style-name="Internet_20_link" text:visited-style-name="Internet_20_link">4.0 Setup Services </text:a><text:tab/>11</text:p>
          <text:p text:style-name="P49"><text:a xlink:type="simple" xlink:href="#4.1.Setup networks Table|outline" text:style-name="Internet_20_link" text:visited-style-name="Internet_20_link">4.1 Setup networks Table</text:a><text:tab/>11</text:p>
          <text:p text:style-name="P49"><text:a xlink:type="simple" xlink:href="#4.2.Setup DNS|outline" text:style-name="Internet_20_link" text:visited-style-name="Internet_20_link">4.2 Setup DNS</text:a><text:tab/>11</text:p>
          <text:p text:style-name="P49"><text:a xlink:type="simple" xlink:href="#4.3.Define AMMs as nodes|outline" text:style-name="Internet_20_link" text:visited-style-name="Internet_20_link">4.3 Define AMMs as nodes</text:a><text:tab/>12</text:p>
          <text:p text:style-name="P49"><text:a xlink:type="simple" xlink:href="#4.4.Setup AMM|outline" text:style-name="Internet_20_link" text:visited-style-name="Internet_20_link">4.4 Setup AMM</text:a><text:tab/>12</text:p>
          <text:p text:style-name="P49"><text:a xlink:type="simple" xlink:href="#4.5.Startup TFTP|outline" text:style-name="Internet_20_link" text:visited-style-name="Internet_20_link">4.5 Startup TFTP</text:a><text:tab/>13</text:p>
          <text:p text:style-name="P48"><text:a xlink:type="simple" xlink:href="#5.Define Compute Nodes in the Database|outline" text:style-name="Internet_20_link" text:visited-style-name="Internet_20_link">5.0 Define Compute Nodes in the Database</text:a><text:tab/>13</text:p>
          <text:p text:style-name="P49"><text:a xlink:type="simple" xlink:href="#5.1.Setup the nodelist Table|outline" text:style-name="Internet_20_link" text:visited-style-name="Internet_20_link">5.1 Setup the nodelist Table</text:a><text:tab/>13</text:p>
          <text:p text:style-name="P49"><text:a xlink:type="simple" xlink:href="#5.2.Set Up the nodehm table|outline" text:style-name="Internet_20_link" text:visited-style-name="Internet_20_link">5.2 Set Up the nodehm table</text:a><text:tab/>13</text:p>
          <text:p text:style-name="P49"><text:a xlink:type="simple" xlink:href="#5.3.Set Up the mp Table|outline" text:style-name="Internet_20_link" text:visited-style-name="Internet_20_link">5.3 Set Up the mp Table</text:a><text:tab/>14</text:p>
          <text:p text:style-name="P49"><text:a xlink:type="simple" xlink:href="#5.4.Setup Conserver|outline" text:style-name="Internet_20_link" text:visited-style-name="Internet_20_link">5.4 Setup Conserver</text:a><text:tab/>14</text:p>
          <text:p text:style-name="P49"><text:a xlink:type="simple" xlink:href="#5.5.Setup the noderes Table|outline" text:style-name="Internet_20_link" text:visited-style-name="Internet_20_link">5.5 Setup the noderes Table</text:a><text:tab/>14</text:p>
          <text:p text:style-name="P50"><text:a xlink:type="simple" xlink:href="#5.5.1.Sample noderes table|outline" text:style-name="Internet_20_link" text:visited-style-name="Internet_20_link">5.5.1 Sample noderes table</text:a><text:tab/>15</text:p>
          <text:p text:style-name="P50"><text:soft-page-break/><text:a xlink:type="simple" xlink:href="#5.5.2.Setting up which services run on the Service Nodes|outline" text:style-name="Internet_20_link" text:visited-style-name="Internet_20_link">5.5.2 Setting up which services run on the Service Nodes</text:a><text:tab/>15</text:p>
          <text:p text:style-name="P49"><text:a xlink:type="simple" xlink:href="#5.6.Setup nodetype table|outline" text:style-name="Internet_20_link" text:visited-style-name="Internet_20_link">5.6 Setup nodetype table</text:a><text:tab/>15</text:p>
          <text:p text:style-name="P51"><text:a xlink:type="simple" xlink:href="#5.6.1.1.Sample nodetype table|outline" text:style-name="Internet_20_link" text:visited-style-name="Internet_20_link">5.6.1.1 Sample nodetype table</text:a><text:tab/>15</text:p>
          <text:p text:style-name="P49"><text:a xlink:type="simple" xlink:href="#5.7.Setup passwords in passwd table|outline" text:style-name="Internet_20_link" text:visited-style-name="Internet_20_link">5.7 Setup passwords in passwd table</text:a><text:tab/>16</text:p>
          <text:p text:style-name="P49"><text:a xlink:type="simple" xlink:href="#5.8.Verify the tables|outline" text:style-name="Internet_20_link" text:visited-style-name="Internet_20_link">5.8 Verify the tables</text:a><text:tab/>16</text:p>
          <text:p text:style-name="P49"><text:a xlink:type="simple" xlink:href="#5.9.Setup deps Table for proper boot sequence|outline" text:style-name="Internet_20_link" text:visited-style-name="Internet_20_link">5.9 Setup deps Table for proper boot sequence</text:a><text:tab/>16</text:p>
          <text:p text:style-name="P49"><text:a xlink:type="simple" xlink:href="#5.10. Set Up Postscripts to be Run on the Nodes|outline" text:style-name="Internet_20_link" text:visited-style-name="Internet_20_link">5.10 <text:s/>Set Up Postscripts to be Run on the Nodes</text:a><text:tab/>16</text:p>
          <text:p text:style-name="P49"><text:a xlink:type="simple" xlink:href="#5.11. Get MAC addresses|outline" text:style-name="Internet_20_link" text:visited-style-name="Internet_20_link">5.11 <text:s/>Get MAC addresses</text:a><text:tab/>16</text:p>
          <text:p text:style-name="P49"><text:a xlink:type="simple" xlink:href="#5.12. Setup DHCP|outline" text:style-name="Internet_20_link" text:visited-style-name="Internet_20_link">5.12 <text:s/>Setup DHCP</text:a><text:tab/>17</text:p>
          <text:p text:style-name="P48"><text:a xlink:type="simple" xlink:href="#6.Build the service node stateless image|outline" text:style-name="Internet_20_link" text:visited-style-name="Internet_20_link">6.0 Build the service node stateless image</text:a><text:tab/>17</text:p>
          <text:p text:style-name="P49"><text:a xlink:type="simple" xlink:href="#6.1.Configure the Service Node BMCs??|outline" text:style-name="Internet_20_link" text:visited-style-name="Internet_20_link">6.1 Configure the Service Node BMCs??</text:a><text:tab/>18</text:p>
          <text:p text:style-name="P49"><text:a xlink:type="simple" xlink:href="#6.2.Install the Service Nodes|outline" text:style-name="Internet_20_link" text:visited-style-name="Internet_20_link">6.2 Install the Service Nodes</text:a><text:tab/>18</text:p>
          <text:p text:style-name="P49"><text:a xlink:type="simple" xlink:href="#6.3. Test Service Node installation|outline" text:style-name="Internet_20_link" text:visited-style-name="Internet_20_link">6.3 <text:s/>Test Service Node installation</text:a><text:tab/>18</text:p>
          <text:p text:style-name="P48"><text:a xlink:type="simple" xlink:href="#7. iSCSI install QS22 blades|outline" text:style-name="Internet_20_link" text:visited-style-name="Internet_20_link">7.0 <text:s/>iSCSI install QS22 blades</text:a><text:tab/>19</text:p>
          <text:p text:style-name="P49"><text:a xlink:type="simple" xlink:href="#7.1. Build QS22 Stateless image|outline" text:style-name="Internet_20_link" text:visited-style-name="Internet_20_link">7.1 <text:s/>Build QS22 Stateless image</text:a><text:tab/>20</text:p>
          <text:p text:style-name="P49"><text:a xlink:type="simple" xlink:href="#7.2.Install QS22 Stateless image |outline" text:style-name="Internet_20_link" text:visited-style-name="Internet_20_link">7.2 Install QS22 Stateless image </text:a><text:tab/>20</text:p>
          <text:p text:style-name="P49"><text:a xlink:type="simple" xlink:href="#7.3.To Update QS22 Stateless image|outline" text:style-name="Internet_20_link" text:visited-style-name="Internet_20_link">7.3 To Update QS22 Stateless image</text:a><text:tab/>21</text:p>
          <text:p text:style-name="P49"><text:a xlink:type="simple" xlink:href="#7.4.Build and Install QS22 Compressed Image|outline" text:style-name="Internet_20_link" text:visited-style-name="Internet_20_link">7.4 Build and Install QS22 Compressed Image</text:a><text:tab/>22</text:p>
          <text:p text:style-name="P50"><text:a xlink:type="simple" xlink:href="#7.4.1.Build aufs|outline" text:style-name="Internet_20_link" text:visited-style-name="Internet_20_link">7.4.1 Build aufs</text:a><text:tab/>22</text:p>
          <text:p text:style-name="P50"><text:a xlink:type="simple" xlink:href="#7.4.2.Generate  the compressed image|outline" text:style-name="Internet_20_link" text:visited-style-name="Internet_20_link">7.4.2 Generate <text:s/>the compressed image</text:a><text:tab/>22</text:p>
          <text:p text:style-name="P50"><text:a xlink:type="simple" xlink:href="#7.4.3.Pack and install the compressed image|outline" text:style-name="Internet_20_link" text:visited-style-name="Internet_20_link">7.4.3 Pack and install the compressed image</text:a><text:tab/>22</text:p>
          <text:p text:style-name="P50"><text:a xlink:type="simple" xlink:href="#7.4.4.Check Memory Usage|outline" text:style-name="Internet_20_link" text:visited-style-name="Internet_20_link">7.4.4 Check Memory Usage</text:a><text:tab/>23</text:p>
          <text:p text:style-name="P50"><text:a xlink:type="simple" xlink:href="#7.4.5.To Switch a Compute Blade to iSCSI for More Setup|outline" text:style-name="Internet_20_link" text:visited-style-name="Internet_20_link">7.4.5 To Switch a Compute Blade to iSCSI for More Setup</text:a><text:tab/>23</text:p>
          <text:p text:style-name="P48"><text:a xlink:type="simple" xlink:href="#8.Build LS21 Stateless image|outline" text:style-name="Internet_20_link" text:visited-style-name="Internet_20_link">8.0 Build LS21 Stateless image</text:a><text:tab/>23</text:p>
          <text:p text:style-name="P49"><text:a xlink:type="simple" xlink:href="#8.1.To Update the LS21 Stateless Image Later On|outline" text:style-name="Internet_20_link" text:visited-style-name="Internet_20_link">8.1 To Update the LS21 Stateless Image Later On</text:a><text:tab/>25</text:p>
          <text:p text:style-name="P49"><text:a xlink:type="simple" xlink:href="#8.2.Build and Install LS21 Compressed Image|outline" text:style-name="Internet_20_link" text:visited-style-name="Internet_20_link">8.2 Build and Install LS21 Compressed Image</text:a><text:tab/>25</text:p>
          <text:p text:style-name="P50"><text:a xlink:type="simple" xlink:href="#8.2.1.Build aufs|outline" text:style-name="Internet_20_link" text:visited-style-name="Internet_20_link">8.2.1 Build aufs</text:a><text:tab/>25</text:p>
          <text:p text:style-name="P50"><text:a xlink:type="simple" xlink:href="#8.2.2.Generate  and pack the compressed image|outline" text:style-name="Internet_20_link" text:visited-style-name="Internet_20_link">8.2.2 Generate <text:s/>and pack the compressed image</text:a><text:tab/>26</text:p>
          <text:p text:style-name="P50"><text:a xlink:type="simple" xlink:href="#8.2.3.Install the image|outline" text:style-name="Internet_20_link" text:visited-style-name="Internet_20_link">8.2.3 Install the image</text:a><text:tab/>26</text:p>
          <text:p text:style-name="P50"><text:a xlink:type="simple" xlink:href="#8.2.4.Check Memory Usage|outline" text:style-name="Internet_20_link" text:visited-style-name="Internet_20_link">8.2.4 Check Memory Usage</text:a><text:tab/>26</text:p>
          <text:p text:style-name="P48"><text:a xlink:type="simple" xlink:href="#9.Building QS22 Image for 64K pages|outline" text:style-name="Internet_20_link" text:visited-style-name="Internet_20_link">9.0 Building QS22 Image for 64K pages</text:a><text:tab/>27</text:p>
          <text:p text:style-name="P49"><text:a xlink:type="simple" xlink:href="#9.1.Rebuild aufs|outline" text:style-name="Internet_20_link" text:visited-style-name="Internet_20_link">9.1 Rebuild aufs</text:a><text:tab/>28</text:p>
          <text:p text:style-name="P49"><text:a xlink:type="simple" xlink:href="#9.2.Test unsquashed:|outline" text:style-name="Internet_20_link" text:visited-style-name="Internet_20_link">9.2 Test unsquashed:</text:a><text:tab/>28</text:p>
          <text:p text:style-name="P50"><text:a xlink:type="simple" xlink:href="#9.2.1. Check memory|outline" text:style-name="Internet_20_link" text:visited-style-name="Internet_20_link">9.2.1 <text:s/>Check memory</text:a><text:tab/>28</text:p>
          <text:p text:style-name="P49"><text:a xlink:type="simple" xlink:href="#9.3.Test squash|outline" text:style-name="Internet_20_link" text:visited-style-name="Internet_20_link">9.3 Test squash</text:a><text:tab/>29</text:p>
          <text:p text:style-name="P50"><text:a xlink:type="simple" xlink:href="#9.3.1. Check memory|outline" text:style-name="Internet_20_link" text:visited-style-name="Internet_20_link">9.3.1 <text:s/>Check memory</text:a><text:tab/>29</text:p>
          <text:p text:style-name="P49"><text:a xlink:type="simple" xlink:href="#9.4.To Switch Back to 4K Pages|outline" text:style-name="Internet_20_link" text:visited-style-name="Internet_20_link">9.4 To Switch Back to 4K Pages</text:a><text:tab/>29</text:p>
          <text:p text:style-name="P48"><text:a xlink:type="simple" xlink:href="#10.Installing OpenLDAP|outline" text:style-name="Internet_20_link" text:visited-style-name="Internet_20_link">10.0 Installing OpenLDAP</text:a><text:tab/>30</text:p>
          <text:p text:style-name="P49"><text:a xlink:type="simple" xlink:href="#10.1.Setup LDAP Server|outline" text:style-name="Internet_20_link" text:visited-style-name="Internet_20_link">10.1 Setup LDAP Server</text:a><text:tab/>30</text:p>
          <text:p text:style-name="P50"><text:a xlink:type="simple" xlink:href="#10.1.1.Install the  LDAP rpms |outline" text:style-name="Internet_20_link" text:visited-style-name="Internet_20_link">10.1.1 Install the <text:s/>LDAP rpms </text:a><text:tab/>31</text:p>
          <text:p text:style-name="P50"><text:a xlink:type="simple" xlink:href="#10.1.2.Configure LDAP|outline" text:style-name="Internet_20_link" text:visited-style-name="Internet_20_link">10.1.2 Configure LDAP</text:a><text:tab/>31</text:p>
          <text:p text:style-name="P50"><text:a xlink:type="simple" xlink:href="#10.1.3.Migrate Users|outline" text:style-name="Internet_20_link" text:visited-style-name="Internet_20_link">10.1.3 Migrate Users</text:a><text:tab/>32</text:p>
          <text:p text:style-name="P49"><text:a xlink:type="simple" xlink:href="#10.2. Setup LDAP Client|outline" text:style-name="Internet_20_link" text:visited-style-name="Internet_20_link">10.2 <text:s/>Setup LDAP Client</text:a><text:tab/>32</text:p>
          <text:p text:style-name="P50"><text:a xlink:type="simple" xlink:href="#10.2.1.Install LDAP into the image|outline" text:style-name="Internet_20_link" text:visited-style-name="Internet_20_link">10.2.1 Install LDAP into the image</text:a><text:tab/>32</text:p>
          <text:p text:style-name="P50"><text:a xlink:type="simple" xlink:href="#10.2.2. Update the ldap configuration |outline" text:style-name="Internet_20_link" text:visited-style-name="Internet_20_link">10.2.2 <text:s/>Update the ldap configuration </text:a><text:tab/>32</text:p>
          <text:p text:style-name="P50"><text:a xlink:type="simple" xlink:href="#10.2.3. Build the image and  install |outline" text:style-name="Internet_20_link" text:visited-style-name="Internet_20_link">10.2.3 <text:s/>Build the image and <text:s/>install </text:a><text:tab/>34</text:p>
          <text:p text:style-name="P48"><text:a xlink:type="simple" xlink:href="#11. Setup Hierarchical LDAP|outline" text:style-name="Internet_20_link" text:visited-style-name="Internet_20_link">11.0 <text:s/>Setup Hierarchical LDAP</text:a><text:tab/>34</text:p>
          <text:p text:style-name="P48"><text:soft-page-break/><text:a xlink:type="simple" xlink:href="#12.Install  Torque|outline" text:style-name="Internet_20_link" text:visited-style-name="Internet_20_link">12.0 Install <text:s/>Torque</text:a><text:tab/>34</text:p>
          <text:p text:style-name="P49"><text:a xlink:type="simple" xlink:href="#12.1.Setup Torque Server|outline" text:style-name="Internet_20_link" text:visited-style-name="Internet_20_link">12.1 Setup Torque Server</text:a><text:tab/>34</text:p>
          <text:p text:style-name="P49"><text:a xlink:type="simple" xlink:href="#12.2.Configure Torque|outline" text:style-name="Internet_20_link" text:visited-style-name="Internet_20_link">12.2 Configure Torque</text:a><text:tab/>34</text:p>
          <text:p text:style-name="P49"><text:a xlink:type="simple" xlink:href="#12.3. Define Nodes|outline" text:style-name="Internet_20_link" text:visited-style-name="Internet_20_link">12.3 <text:s/>Define Nodes</text:a><text:tab/>35</text:p>
          <text:p text:style-name="P49"><text:a xlink:type="simple" xlink:href="#12.4. Setup and Start Service|outline" text:style-name="Internet_20_link" text:visited-style-name="Internet_20_link">12.4 <text:s/>Setup and Start Service</text:a><text:tab/>35</text:p>
          <text:p text:style-name="P49"><text:a xlink:type="simple" xlink:href="#12.5.Install pbstop|outline" text:style-name="Internet_20_link" text:visited-style-name="Internet_20_link">12.5 Install pbstop</text:a><text:tab/>35</text:p>
          <text:p text:style-name="P49"><text:a xlink:type="simple" xlink:href="#12.6.Install Perl Curses for pbstop|outline" text:style-name="Internet_20_link" text:visited-style-name="Internet_20_link">12.6 Install Perl Curses for pbstop</text:a><text:tab/>35</text:p>
          <text:p text:style-name="P49"><text:a xlink:type="simple" xlink:href="#12.7.Create a Torque Default Queue|outline" text:style-name="Internet_20_link" text:visited-style-name="Internet_20_link">12.7 Create a Torque Default Queue</text:a><text:tab/>35</text:p>
          <text:p text:style-name="P49"><text:a xlink:type="simple" xlink:href="#12.8.Setup Torque Client ( x86_64 only)|outline" text:style-name="Internet_20_link" text:visited-style-name="Internet_20_link">12.8 Setup Torque Client ( x86_64 only)</text:a><text:tab/>36</text:p>
          <text:p text:style-name="P50"><text:a xlink:type="simple" xlink:href="#12.8.1.Install Torque|outline" text:style-name="Internet_20_link" text:visited-style-name="Internet_20_link">12.8.1 Install Torque</text:a><text:tab/>36</text:p>
          <text:p text:style-name="P50"><text:a xlink:type="simple" xlink:href="#12.8.2.Configure Torque|outline" text:style-name="Internet_20_link" text:visited-style-name="Internet_20_link">12.8.2 Configure Torque</text:a><text:tab/>36</text:p>
          <text:p text:style-name="P51"><text:a xlink:type="simple" xlink:href="#12.8.2.1.Set Up Access|outline" text:style-name="Internet_20_link" text:visited-style-name="Internet_20_link">12.8.2.1 Set Up Access</text:a><text:tab/>36</text:p>
          <text:p text:style-name="P51"><text:a xlink:type="simple" xlink:href="#12.8.2.2.Set Up Node to Node ssh for Root |outline" text:style-name="Internet_20_link" text:visited-style-name="Internet_20_link">12.8.2.2 Set Up Node to Node ssh for Root </text:a><text:tab/>36</text:p>
          <text:p text:style-name="P50"><text:a xlink:type="simple" xlink:href="#12.8.3.Pack and Install image|outline" text:style-name="Internet_20_link" text:visited-style-name="Internet_20_link">12.8.3 Pack and Install image</text:a><text:tab/>37</text:p>
          <text:p text:style-name="P48"><text:a xlink:type="simple" xlink:href="#13.Setup Moab|outline" text:style-name="Internet_20_link" text:visited-style-name="Internet_20_link">13.0 Setup Moab</text:a><text:tab/>37</text:p>
          <text:p text:style-name="P49"><text:a xlink:type="simple" xlink:href="#13.1.Install Moab|outline" text:style-name="Internet_20_link" text:visited-style-name="Internet_20_link">13.1 Install Moab</text:a><text:tab/>37</text:p>
          <text:p text:style-name="P49"><text:a xlink:type="simple" xlink:href="#13.2.Configure Moab|outline" text:style-name="Internet_20_link" text:visited-style-name="Internet_20_link">13.2 Configure Moab</text:a><text:tab/>37</text:p>
          <text:p text:style-name="P50"><text:a xlink:type="simple" xlink:href="#13.2.1.Start Moab|outline" text:style-name="Internet_20_link" text:visited-style-name="Internet_20_link">13.2.1 Start Moab</text:a><text:tab/>38</text:p>
          <text:p text:style-name="P48"><text:a xlink:type="simple" xlink:href="#14.References|outline" text:style-name="Internet_20_link" text:visited-style-name="Internet_20_link">14.0 References</text:a><text:tab/>38</text:p>
        </text:index-body>
      </text:table-of-content>
      <text:p text:style-name="P2"/>
      <text:list text:style-name="L1">
        <text:list-item>
          <text:h text:style-name="P59"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9"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60"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60" text:outline-level="2">Downloading and Installing <text:s/>xCAT 2.0</text:h>
              <text:list>
                <text:list-item>
                  <text:h text:style-name="P62" text:outline-level="3">If Your Management Node <text:span text:style-name="T5">Has</text:span> Internet Access:</text:h>
                  <text:list>
                    <text:list-item>
                      <text:h text:style-name="P6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2" text:outline-level="3"><text:soft-page-break/>If Your Management Node <text:span text:style-name="T5">Does Not Have</text:span> Internet Access:</text:h>
                  <text:list>
                    <text:list-item>
                      <text:h text:style-name="P64"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5"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62"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2"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2"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2"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60" text:outline-level="2" text:is-list-header="true"/>
            </text:list-header>
          </text:list>
        </text:list-item>
        <text:list-item>
          <text:h text:style-name="P5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60"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7">192.168.0.1: ip of master</text:p>
        </text:list-item>
        <text:list-item>
          <text:p text:style-name="P57">xcatdb: database name</text:p>
        </text:list-item>
        <text:list-item>
          <text:p text:style-name="P57">xcatadmin: database role (aka user)</text:p>
        </text:list-item>
        <text:list-item>
          <text:p text:style-name="P57">cluster: database password</text:p>
        </text:list-item>
        <text:list-item>
          <text:p text:style-name="P57">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70"/>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60"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62" text:outline-level="3">Define Service Nodes and bmc <text:s/>in nodelist table</text:h>
                </text:list-item>
              </text:list>
            </text:list-item>
          </text:list>
        </text:list-item>
      </text:list>
      <text:p text:style-name="Standard"/>
      <text:p text:style-name="Code">nodeadd rra000,rrb000 groups=service,ipmi,all</text:p>
      <text:p text:style-name="P36"/>
      <text:list text:style-name="L1" text:continue-numbering="true">
        <text:list-item>
          <text:list text:continue-numbering="true">
            <text:list-item>
              <text:list text:continue-numbering="true">
                <text:list-item>
                  <text:h text:style-name="P62"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2"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2"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6"/>
      <text:list text:style-name="L1" text:continue-numbering="true">
        <text:list-item>
          <text:list text:continue-numbering="true">
            <text:list-item>
              <text:list text:continue-numbering="true">
                <text:list-item>
                  <text:h text:style-name="P62"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2"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62"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9" text:outline-level="1">Setup Services </text:h>
          <text:list>
            <text:list-item>
              <text:h text:style-name="P60"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60"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60" text:outline-level="2">Define AMMs as nodes</text:h>
            </text:list-item>
          </text:list>
        </text:list-item>
      </text:list>
      <text:p text:style-name="Code">nodeadd bca01-bca04 groups=mm,all</text:p>
      <text:p text:style-name="Code">nodeadd bcb01-bcb04 groups=mm,all</text:p>
      <text:p text:style-name="P36">#nodeadd swa01-swa04 groups=mm,all <text:s text:c="2"/># do not think we need to define these??</text:p>
      <text:p text:style-name="P36">#nodeadd swb01-swb04 groups=mm,all <text:s text:c="2"/># do not think we need to define these??</text:p>
      <text:p text:style-name="P37">chtab node=mm nodehm.mgt=blade</text:p>
      <text:p text:style-name="P37">chtab node=mm mp.mpa='|(.*)|($1)|'</text:p>
      <text:list text:style-name="L1" text:continue-numbering="true">
        <text:list-item>
          <text:list text:continue-numbering="true">
            <text:list-item>
              <text:h text:style-name="P60"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60"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9" text:outline-level="1">Define Compute Nodes in the Database</text:h>
        </text:list-item>
      </text:list>
      <text:p text:style-name="Standard"/>
      <text:list text:style-name="L1" text:continue-numbering="true">
        <text:list-item>
          <text:list text:continue-numbering="true">
            <text:list-item>
              <text:h text:style-name="P60"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60"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6"><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60"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60"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60"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62"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62"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comments='Starts all services on all service nodes'</text:p>
      <text:p text:style-name="Text_20_body"/>
      <text:list text:style-name="L1" text:continue-numbering="true">
        <text:list-item>
          <text:list text:continue-numbering="true">
            <text:list-item>
              <text:h text:style-name="P60"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4"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P36">"bmc",,,,"rsa",, <text:s text:c="3"/># shouldn't have this??</text:p>
      <text:p text:style-name="Standard"/>
      <text:list text:style-name="L1" text:continue-numbering="true">
        <text:list-item>
          <text:list text:continue-numbering="true">
            <text:list-item>
              <text:h text:style-name="P60"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text:soft-page-break/>chtab key=ipmi passwd.username=USERID passwd.password=PASSW0RD</text:p>
      <text:p text:style-name="Text_20_body"/>
      <text:list text:style-name="L1" text:continue-numbering="true">
        <text:list-item>
          <text:list text:continue-numbering="true">
            <text:list-item>
              <text:h text:style-name="P60"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60"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60"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
      <text:list text:style-name="L1" text:continue-numbering="true">
        <text:list-item>
          <text:list text:continue-numbering="true">
            <text:list-item>
              <text:h text:style-name="P60" text:outline-level="2"><text:s/>Get MAC addresses</text:h>
            </text:list-item>
          </text:list>
        </text:list-item>
      </text:list>
      <text:p text:style-name="Code">getmacs tb</text:p>
      <text:p text:style-name="Text_20_body"/>
      <text:p text:style-name="P12">Don't think we need this anymore:</text:p>
      <text:p text:style-name="P36">rinv tb macs | perl -pi -e 's/([^:]*):.*?ress (\d): (00(:[0-9A-F]{2}){5})/nodech \1 mac.mac=\3 #\2/' | grep \#1 &gt; /tmp/setmacs.sh</text:p>
      <text:p text:style-name="P36">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60" text:outline-level="2"><text:soft-page-break/><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6">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6">chtab key=dhcpinterfaces site.value=eth1</text:p>
      <text:p text:style-name="Text_20_body"/>
      <text:list text:style-name="L1" text:continue-numbering="true">
        <text:list-item>
          <text:h text:style-name="P59"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text:soft-page-break/>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4">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4"/>
      <text:list text:style-name="L1" text:continue-numbering="true">
        <text:list-item>
          <text:list text:continue-numbering="true">
            <text:list-item>
              <text:h text:style-name="P61"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60"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5">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0" text:outline-level="2"><text:s/>Test Service Node installation</text:h>
            </text:list-item>
          </text:list>
        </text:list-item>
      </text:list>
      <text:list text:style-name="L3">
        <text:list-item>
          <text:p text:style-name="P52">ssh to the service nodes.</text:p>
        </text:list-item>
        <text:list-item>
          <text:p text:style-name="P52">Check to see that the xcat daemon xcatd is running.</text:p>
        </text:list-item>
        <text:list-item>
          <text:p text:style-name="P52">Run some database command on the service node, e.g tabdump site, or nodels, and see that the database can be accessed from the service node.</text:p>
        </text:list-item>
        <text:list-item>
          <text:p text:style-name="P52">Check that /install and /tftpboot are mounted on the service node from the Management Node.</text:p>
        </text:list-item>
      </text:list>
      <text:p text:style-name="Text_20_body"/>
      <text:p text:style-name="P12">Edit /etc/named.conf: <text:s/>(shouldn't have to do this after we automate it) <text:s/>(Note: do <text:span text:style-name="T5">not</text:span> run makedns on the service nodes.)</text:p>
      <text:list text:style-name="L4">
        <text:list-item>
          <text:p text:style-name="P53">Comment out:</text:p>
        </text:list-item>
      </text:list>
      <text:p text:style-name="P41">listen-on port 53 { 127.0.0.1; };</text:p>
      <text:p text:style-name="P41"><text:soft-page-break/>listen-on-v6 port 53 { ::1; };</text:p>
      <text:p text:style-name="P41">allow-query <text:s text:c="4"/>{ localhost; };</text:p>
      <text:p text:style-name="P34">and all the zone lines, including the include statement</text:p>
      <text:p text:style-name="P12"/>
      <text:list text:style-name="L5">
        <text:list-item>
          <text:p text:style-name="P54">Add in the “options” section:</text:p>
        </text:list-item>
      </text:list>
      <text:p text:style-name="P41"><text:tab/>forward only;</text:p>
      <text:p text:style-name="P41"><text:tab/>forwarders {</text:p>
      <text:p text:style-name="P41"><text:tab/><text:tab/>11.16.0.1;</text:p>
      <text:p text:style-name="P41"><text:tab/>};</text:p>
      <text:p text:style-name="P34">Where 11.16.0.1 is whatever IP addresses are listed in the /etc/resolv.conf nameserver entries on this service node. <text:s/>Also, make sure the indentations are tabs, not blanks.</text:p>
      <text:p text:style-name="P34"/>
      <text:list text:style-name="L6">
        <text:list-item>
          <text:p text:style-name="P55">Restart named</text:p>
        </text:list-item>
      </text:list>
      <text:p text:style-name="Text_20_body_20_indent"/>
      <text:list text:style-name="L1" text:continue-numbering="true">
        <text:list-item>
          <text:h text:style-name="P59"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2">chtab node=mvqs21b </text:span>noderes.nfsserver=11.16.0.1 nodehm.serialport=0 noderes.netboot=yaboot noderes.installnic=eth0 noderes.primarynic=eth0</text:p>
      <text:p text:style-name="P38"><text:span text:style-name="T2">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text:soft-page-break/>makedhcp -n</text:p>
      <text:p text:style-name="P3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6">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60"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60" text:outline-level="2"><text:soft-page-break/>Boot the QS22 Stateless image </text:h>
            </text:list-item>
          </text:list>
        </text:list-item>
      </text:list>
      <text:p text:style-name="Standard"/>
      <text:p text:style-name="P4">On the Management Node:</text:p>
      <text:p text:style-name="P4"/>
      <text:list text:style-name="WW8Num9">
        <text:list-item text:start-value="1">
          <text:p text:style-name="P25">Adding Service Node ssh keys – Not sure we need to do this,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p>
      <text:p text:style-name="P41">ssh rra000</text:p>
      <text:p text:style-name="P41">ssh-keygen -t rsa</text:p>
      <text:p text:style-name="P41">#take defaults and answer no to passcode/passphrase message when generating keys</text:p>
      <text:p text:style-name="P41">cat /root/.ssh/id_rsa.pub &gt;&gt; /install/netboot/fedora8/ppc64/compute/rootimg/root/.ssh/authorized_keys</text:p>
      <text:p text:style-name="P47"/>
      <text:p text:style-name="P34">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60" text:outline-level="2"><text:soft-page-break/>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8"/>
            </text:list-header>
            <text:list-item>
              <text:h text:style-name="P60"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62"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text:soft-page-break/></text:p>
      <text:list text:style-name="L1" text:continue-numbering="true">
        <text:list-item>
          <text:list text:continue-numbering="true">
            <text:list-item>
              <text:list text:continue-numbering="true">
                <text:list-item>
                  <text:h text:style-name="P62"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62"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62"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62" text:outline-level="3"><text:soft-page-break/>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9"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P25">Adding Service Node ssh keys – Not sure we need to do this, because the private &amp; public keys on the service node will be the same as the management node</text:p>
        </text:list-item>
      </text:list>
      <text:p text:style-name="P34">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1">ssh rra000</text:p>
      <text:p text:style-name="P41">cat id_rsa.pub &gt;&gt; /install/netboot/fedora8/x86_64/compute/rootimg/root/.ssh/authorized_keys</text:p>
      <text:p text:style-name="P47"/>
      <text:p text:style-name="P34">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text:soft-page-break/>Edit fstab:</text:p>
      <text:p text:style-name="Text_20_body_20_indent"/>
      <text:p text:style-name="P30">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2"/>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6">nodeset opteron netboot</text:p>
      <text:p text:style-name="Code_20_Indented">rpower opteron boot</text:p>
      <text:p text:style-name="Text_20_body"/>
      <text:list text:style-name="L1" text:continue-numbering="true">
        <text:list-item>
          <text:list text:continue-numbering="true">
            <text:list-item>
              <text:h text:style-name="P60"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9"/>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text:soft-page-break/>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60"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7"/>
      <text:list text:style-name="L1" text:continue-numbering="true">
        <text:list-item>
          <text:list text:continue-numbering="true">
            <text:list-item>
              <text:list text:continue-numbering="true">
                <text:list-item>
                  <text:h text:style-name="P62" text:outline-level="3">Build aufs</text:h>
                </text:list-item>
              </text:list>
            </text:list-item>
          </text:list>
        </text:list-item>
      </text:list>
      <text:p text:style-name="P17"/>
      <text:p text:style-name="Code">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62"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62"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62" text:outline-level="3"><text:soft-page-break/>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59"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text:soft-page-break/>[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60" text:outline-level="2">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60"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text:soft-page-break/>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60"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6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60" text:outline-level="2"><text:soft-page-break/>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9"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1">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text:soft-page-break/>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1">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text:soft-page-break/>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text:soft-page-break/></text:p>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P28">Update modules: </text:p>
      <text:p text:style-name="P44">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Patch rpcidmapd:</text:p>
      <text:p text:style-name="Code_20_Indented">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text:soft-page-break/>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9" text:outline-level="1">Installing OpenLDAP</text:h>
        </text:list-item>
      </text:list>
      <text:p text:style-name="Standard"/>
      <text:list text:style-name="L1" text:continue-numbering="true">
        <text:list-item>
          <text:list text:continue-numbering="true">
            <text:list-item>
              <text:h text:style-name="P60"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text:soft-page-break/>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2" text:outline-level="3">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
      <text:p text:style-name="P6">The following rpms should be installed:</text:p>
      <text:p text:style-name="P68"/>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2"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3"/>
      <text:p text:style-name="P33">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69"/>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text:soft-page-break/>#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3"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text:soft-page-break/>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2"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text:soft-page-break/>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h text:style-name="P60"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62"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62"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text:soft-page-break/>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62"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2"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9" text:outline-level="1">Setup Hierarchical LDAP</text:h>
        </text:list-item>
      </text:list>
      <text:p text:style-name="Standard">TBD</text:p>
      <text:p text:style-name="Standard"><text:soft-page-break/></text:p>
      <text:list text:style-name="L1" text:continue-numbering="true">
        <text:list-item>
          <text:h text:style-name="P59" text:outline-level="1">Install <text:s/>Torque</text:h>
          <text:list>
            <text:list-item>
              <text:h text:style-name="P60" text:outline-level="2">Setup Torque Server</text:h>
            </text:list-item>
          </text:list>
        </text:list-item>
      </text:list>
      <text:p text:style-name="Code">cd /tmp</text:p>
      <text:p text:style-name="P40"><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60"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60"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60"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60"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60" text:outline-level="2">Install Perl Curses for pbstop</text:h>
            </text:list-item>
          </text:list>
        </text:list-item>
      </text:list>
      <text:p text:style-name="P38">yum install perl-Curses</text:p>
      <text:p text:style-name="Text_20_body"/>
      <text:list text:style-name="L1" text:continue-numbering="true">
        <text:list-item>
          <text:list text:continue-numbering="true">
            <text:list-item>
              <text:h text:style-name="P60"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60" text:outline-level="2">Setup Torque Client ( x86_64 only)</text:h>
              <text:list>
                <text:list-item>
                  <text:h text:style-name="P6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2" text:outline-level="3">Configure Torque</text:h>
                  <text:list>
                    <text:list-item>
                      <text:h text:style-name="P6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9" text:outline-level="1">Setup Moab</text:h>
          <text:list>
            <text:list-item>
              <text:h text:style-name="P60"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60"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9" text:outline-level="1">References</text:h>
        </text:list-item>
      </text:list>
      <text:list text:style-name="L7">
        <text:list-item>
          <text:p text:style-name="P56">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6T15:32:06</dc:date>
    <meta:print-date>2008-03-11T09:01:00</meta:print-date>
    <meta:editing-cycles>158</meta:editing-cycles>
    <meta:editing-duration>P3DT8H47M3S</meta:editing-duration>
    <meta:user-defined meta:name="Info 1"/>
    <meta:user-defined meta:name="Info 2"/>
    <meta:user-defined meta:name="Info 3"/>
    <meta:user-defined meta:name="Info 4"/>
    <meta:document-statistic meta:table-count="0" meta:image-count="0" meta:object-count="0" meta:page-count="43" meta:paragraph-count="1343" meta:word-count="9495" meta:character-count="60389"/>
  </office:meta>
</office:document-meta>
</file>